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ed7d" officeooo:paragraph-rsid="001aed7d"/>
    </style:style>
    <style:style style:name="P2" style:family="paragraph" style:parent-style-name="Heading_20_3">
      <style:text-properties officeooo:rsid="001aed7d" officeooo:paragraph-rsid="001aed7d"/>
    </style:style>
    <style:style style:name="P3" style:family="paragraph" style:parent-style-name="Standard" style:list-style-name="L2">
      <style:text-properties officeooo:rsid="001aed7d" officeooo:paragraph-rsid="001aed7d"/>
    </style:style>
    <style:style style:name="P4" style:family="paragraph" style:parent-style-name="Standard" style:list-style-name="L2">
      <style:text-properties officeooo:rsid="001cb8ff" officeooo:paragraph-rsid="001cb8ff"/>
    </style:style>
    <style:style style:name="P5" style:family="paragraph" style:parent-style-name="Standard" style:list-style-name="L2">
      <style:text-properties officeooo:paragraph-rsid="001e37a5"/>
    </style:style>
    <style:style style:name="P6" style:family="paragraph" style:parent-style-name="Standard" style:list-style-name="L2">
      <style:paragraph-properties>
        <style:tab-stops>
          <style:tab-stop style:position="0.185cm"/>
          <style:tab-stop style:position="1.27cm"/>
        </style:tab-stops>
      </style:paragraph-properties>
      <style:text-properties officeooo:rsid="001e37a5" officeooo:paragraph-rsid="001e37a5"/>
    </style:style>
    <style:style style:name="P7" style:family="paragraph" style:parent-style-name="Standard" style:list-style-name="L2">
      <style:paragraph-properties>
        <style:tab-stops>
          <style:tab-stop style:position="0.185cm"/>
        </style:tab-stops>
      </style:paragraph-properties>
      <style:text-properties officeooo:rsid="001f87e7" officeooo:paragraph-rsid="001f87e7"/>
    </style:style>
    <style:style style:name="P8" style:family="paragraph" style:parent-style-name="Standard" style:list-style-name="L2">
      <style:paragraph-properties>
        <style:tab-stops>
          <style:tab-stop style:position="0.185cm"/>
        </style:tab-stops>
      </style:paragraph-properties>
      <style:text-properties officeooo:rsid="001ffe62" officeooo:paragraph-rsid="001ffe62"/>
    </style:style>
    <style:style style:name="P9" style:family="paragraph" style:parent-style-name="Text_20_body">
      <style:text-properties officeooo:rsid="001aed7d" officeooo:paragraph-rsid="001aed7d"/>
    </style:style>
    <style:style style:name="T1" style:family="text">
      <style:text-properties officeooo:rsid="001cb8ff"/>
    </style:style>
    <style:style style:name="T2" style:family="text">
      <style:text-properties officeooo:rsid="001f87e7"/>
    </style:style>
    <style:style style:name="T3" style:family="text">
      <style:text-properties officeooo:rsid="0021af08"/>
    </style:style>
    <style:style style:name="T4" style:family="text">
      <style:text-properties officeooo:rsid="00223f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CSystem</text:h>
      <text:h text:style-name="P2" text:outline-level="3">Догляд за рослиною:</text:h>
      <text:list xml:id="list1332634789" text:style-name="L2">
        <text:list-item>
          <text:p text:style-name="P5"><text:span text:style-name="T1">Контроль вологості грунту </text:span>рослини:</text:p>
          <text:list>
            <text:list-item>
              <text:p text:style-name="P6">Визначення вологості.</text:p>
            </text:list-item>
            <text:list-item>
              <text:p text:style-name="P6">Полив рослини.</text:p>
            </text:list-item>
          </text:list>
        </text:list-item>
        <text:list-item>
          <text:p text:style-name="P3"><text:span text:style-name="T1">Контроль освітлення.</text:span></text:p>
          <text:list>
            <text:list-item>
              <text:p text:style-name="P7">Визначити освітлення.</text:p>
            </text:list-item>
            <text:list-item>
              <text:p text:style-name="P7">Освітлення рослини.</text:p>
            </text:list-item>
          </text:list>
        </text:list-item>
        <text:list-item>
          <text:p text:style-name="P4">Контроль температури грунту і повітря(зимою та літом<text:span text:style-name="T2">)</text:span>:</text:p>
          <text:list>
            <text:list-item>
              <text:p text:style-name="P8">Визначення температури повітря та грунту.</text:p>
            </text:list-item>
            <text:list-item>
              <text:p text:style-name="P8">Зниження температури рослини та грунту за допомогою сітки.</text:p>
            </text:list-item>
            <text:list-item>
              <text:p text:style-name="P8">Підігрів грунту(при заморозках).</text:p>
            </text:list-item>
          </text:list>
        </text:list-item>
        <text:list-item>
          <text:p text:style-name="P4"><text:span text:style-name="T3">Робота <text:s/>без зовнішнього енергопостачання.</text:span></text:p>
        </text:list-item>
        <text:list-item>
          <text:p text:style-name="P4">Захист від <text:span text:style-name="T4">дощу та вітру.</text:span></text:p>
        </text:list-item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1T18:46:15.030362806</dc:date>
    <meta:editing-duration>PT40M55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14" meta:word-count="62" meta:character-count="446" meta:non-whitespace-character-count="409"/>
  </office:meta>
</office:document-meta>
</file>